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9pt" fo:letter-spacing="normal" fo:language="gl" fo:country="ES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9pt" fo:letter-spacing="normal" fo:language="gl" fo:country="ES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9pt" fo:letter-spacing="normal" fo:language="gl" fo:country="ES" fo:font-style="normal" fo:font-weight="bold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9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T1" style:family="text">
      <style:text-properties fo:font-weight="bold"/>
    </style:style>
    <style:style style:name="T2" style:family="text">
      <style:text-properties fo:language="gl" fo:country="ES"/>
    </style:style>
    <style:style style:name="T3" style:family="text">
      <style:text-properties fo:language="gl" fo:country="ES" fo:font-weight="bold"/>
    </style:style>
    <style:style style:name="T4" style:family="text">
      <style:text-properties style:font-name="apple-system" fo:font-size="9pt" fo:language="gl" fo:country="ES" fo:font-style="normal" fo:font-weight="bold"/>
    </style:style>
    <style:style style:name="T5" style:family="text">
      <style:text-properties style:font-name="apple-system" fo:font-size="9pt" fo:language="gl" fo:country="E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jercicio Herencia</text:h>
      <text:p text:style-name="P2">Una empresa que se dedica a programar “<text:span text:style-name="T1">Programación.S.A”</text:span> ,recibe el encargo de un proyecto para informatizar un conjunto de empresas.</text:p>
      <text:p text:style-name="P3">Realizar <text:span text:style-name="T1">en java con hibernate</text:span> un programa que desarrolle CRUD  (altas,bajas,modificaciones,consultas) de sus empleados y de  los productos que comercializan ,los empleados  pueden ser <text:span text:style-name="T1">fijos ó temporales</text:span> ,tienen una relación de <text:span text:style-name="T1">herencia</text:span> con una clase abstracta  llamada <text:span text:style-name="T1">Empleados ,c</text:span>ada <text:span text:style-name="T1">empleado solo puede trabajar en una empresa.</text:span></text:p>
      <text:p text:style-name="P6"> </text:p>
      <text:p text:style-name="P3">La clase Empleados  será <text:span text:style-name="T1">abstracta</text:span> y tiene una relación de <text:span text:style-name="T1">herencia</text:span> con <text:span text:style-name="T1">empleadosFijos y Temporales, </text:span>de estos se <text:span text:style-name="T1">registrarán todas las ventas efectuadas durante su período de contrato.</text:span>.</text:p>
      <text:p text:style-name="P6"> </text:p>
      <text:p text:style-name="P3">Disponemos de los siguientes Pojos:</text:p>
      <text:p text:style-name="P6"> </text:p>
      <text:p text:style-name="P4">Empresas</text:p>
      <text:p text:style-name="P6"> </text:p>
      <text:p text:style-name="P3">string cif</text:p>
      <text:p text:style-name="P3">string nombre</text:p>
      <text:p text:style-name="P3">string dirección</text:p>
      <text:p text:style-name="P3">string teléfono</text:p>
      <text:p text:style-name="P3">Set&lt;Productos&gt;.</text:p>
      <text:p text:style-name="P3">Set&lt;Empleados&gt;.</text:p>
      <text:p text:style-name="P3">En la tabla no podemos poner los set&lt;&gt;,se ponen como clave foránea en el lado varios</text:p>
      <text:p text:style-name="P6"> </text:p>
      <text:p text:style-name="P4">Productos</text:p>
      <text:p text:style-name="P6"> </text:p>
      <text:p text:style-name="P3">String Código en la tabla es clave primaria.</text:p>
      <text:p text:style-name="P3">int StockActualAlmacén.</text:p>
      <text:p text:style-name="P3">Final int stockMínimo =30 unidades.</text:p>
      <text:p text:style-name="P3">float precioUnitario.</text:p>
      <text:p text:style-name="P3">En la tabla clave foránea es el cif de la empresa.</text:p>
      <text:p text:style-name="P6"> </text:p>
      <text:p text:style-name="P4">Empleados</text:p>
      <text:p text:style-name="P6"> </text:p>
      <text:p text:style-name="P3">string dni,en la tabla clave primaria.</text:p>
      <text:p text:style-name="P3">string nombre.</text:p>
      <text:p text:style-name="P3">String teléfono.</text:p>
      <text:p text:style-name="P3"><text:soft-page-break/>float porcentaRetención.</text:p>
      <text:p text:style-name="P3">Tendrá un método abstracto <text:span text:style-name="T1">calculoNómina().</text:span></text:p>
      <text:p text:style-name="P3">En la tabla clave foránea es el cif de la empresa.</text:p>
      <text:p text:style-name="P6"> </text:p>
      <text:p text:style-name="P4">Fijos</text:p>
      <text:p text:style-name="P6"> </text:p>
      <text:p text:style-name="P3">int salarioBase.</text:p>
      <text:p text:style-name="P3">int trienios.</text:p>
      <text:p text:style-name="P3">En la tabla la clave primaria y foránea es el dni del empleado</text:p>
      <text:p text:style-name="P6"> </text:p>
      <text:p text:style-name="P6"> </text:p>
      <text:p text:style-name="P3">Se redefine por polimorfismo <text:span text:style-name="T1">:calculoNómina()</text:span></text:p>
      <text:p text:style-name="P3">float sueldo =(salarioBase+trienios)-(salarioBase+trienios)*porcentaRetencion.</text:p>
      <text:p text:style-name="P6"> </text:p>
      <text:p text:style-name="P4">Temporales</text:p>
      <text:p text:style-name="P5"><text:span text:style-name="T3">en la tabla </text:span><text:span text:style-name="T2">la clave primaria y foránea es el dni del empleado</text:span></text:p>
      <text:p text:style-name="P6"> </text:p>
      <text:p text:style-name="P3">date fechaInicio</text:p>
      <text:p text:style-name="P3">date fechaFin</text:p>
      <text:p text:style-name="P3">float pagoDia</text:p>
      <text:p text:style-name="P3">Se redefine por polimorfismo :<text:span text:style-name="T1">calculoNómina()</text:span></text:p>
      <text:p text:style-name="P3">float sueldo =PagoDia*(fechaFin-fechaInicio)-PagoDia*(fechaFin-fechaInicio)*porcentaRetencion+suplemento.</text:p>
      <text:p text:style-name="P3">Set&lt;Ventas&gt;,en la tabla no se pone el set&lt;&gt;.</text:p>
      <text:p text:style-name="P6"> </text:p>
      <text:p text:style-name="P4">Ventas</text:p>
      <text:p text:style-name="P6"> </text:p>
      <text:p text:style-name="P5"><text:span text:style-name="T3">date </text:span><text:span text:style-name="T2">fechaVenta.(La fecha y la hora introducirla del sistema dentro del constructor)</text:span></text:p>
      <text:p text:style-name="P3">Time hora.</text:p>
      <text:p text:style-name="P3">String CódigoArtículo.</text:p>
      <text:p text:style-name="P3">int númeroUnidades.</text:p>
      <text:p text:style-name="P3">float importe.</text:p>
      <text:p text:style-name="P3">En la tabla (CódigoArtículo+Empleado+fechaVenta+hora) es <text:span text:style-name="T1">la clave primaria compuesta</text:span></text:p>
      <text:p text:style-name="P3">En la tabla el <text:span text:style-name="T1">dni </text:span>del empleado <text:span text:style-name="T1">es la clave foránea.</text:span></text:p>
      <text:p text:style-name="P6"> <text:span text:style-name="T4">PRIMARY KEY(PRODUCTO, EMPLEADO, FECHA_VENTA, HORA),"</text:span></text:p>
      <text:p text:style-name="P6"><text:soft-page-break/> </text:p>
      <text:p text:style-name="P6">                        <text:span text:style-name="T4">MENÚ</text:span></text:p>
      <text:p text:style-name="P6"> </text:p>
      <text:p text:style-name="P5"><text:span text:style-name="T3">-</text:span><text:span text:style-name="T2">Altas</text:span></text:p>
      <text:p text:style-name="P6">            <text:span text:style-name="T5">1-Empresas</text:span></text:p>
      <text:p text:style-name="P6">            <text:span text:style-name="T5">2-Empleados</text:span></text:p>
      <text:p text:style-name="P6">                        <text:span text:style-name="T5">a-Fijos</text:span></text:p>
      <text:p text:style-name="P6">                        <text:span text:style-name="T5">b-Temporales</text:span></text:p>
      <text:p text:style-name="P6">            <text:span text:style-name="T5">3-Productos.</text:span></text:p>
      <text:p text:style-name="P6">            <text:span text:style-name="T5">4-Ventas .</text:span></text:p>
      <text:p text:style-name="P6"> </text:p>
      <text:p text:style-name="P3">-Bajas</text:p>
      <text:p text:style-name="P6">            <text:span text:style-name="T5">-Empleados</text:span></text:p>
      <text:p text:style-name="P6">                        <text:span text:style-name="T5">a-Fijos</text:span></text:p>
      <text:p text:style-name="P6">                        <text:span text:style-name="T5">b-Temporales.</text:span></text:p>
      <text:p text:style-name="P3">-Modificaciones</text:p>
      <text:p text:style-name="P6">                        <text:span text:style-name="T5">-Precio de un producto</text:span></text:p>
      <text:p text:style-name="P6">                        <text:span text:style-name="T5">-Sueldobase empleadoFijo.</text:span></text:p>
      <text:p text:style-name="P6">                        <text:span text:style-name="T5">-PorcentaRetención.</text:span></text:p>
      <text:p text:style-name="P6">                        <text:span text:style-name="T5">-ImporteDía empleado Temporal.</text:span></text:p>
      <text:p text:style-name="P3">-Consultas</text:p>
      <text:p text:style-name="P6">                        <text:span text:style-name="T5">-Listado de las empresas con todos sus empleados fijos y temporales.</text:span></text:p>
      <text:p text:style-name="P6">                        <text:span text:style-name="T5">-Listado de los productos de una empresa determinada.</text:span></text:p>
      <text:p text:style-name="P6">                        <text:span text:style-name="T5">-Dado un empleado temporal ,visualizar su nómina, comprobando  que si en su período de contratación, vende un importe superior a 100.000 euros ,cobrará un suplemento de 100 euros.</text:span></text:p>
      <text:p text:style-name="P6"> </text:p>
      <text:p text:style-name="P6"> </text:p>
      <text:p text:style-name="P4">Nota:</text:p>
      <text:p text:style-name="P6">            <text:span text:style-name="T4">Antes de realizar una venta, tenemos que comprobar que las existencias actuales son superiores a las que nos solicitan y que la diferencia entre las actuales menos las solicitadas no son inferiores a las existencias mínimas que debemos tener en el almacén de cada producto y si son inferiores emitir el mensaje “Existencias insuficientes”,en caso contrario  antes de  realizar el  alta de la venta(objetoVenta) ,habrá que modificar el stock actual en el producto,lo que sería una modificación y tambien una alta de una venta.</text:span></text:p>
      <text:p text:style-name="P6"> </text:p>
      <text:p text:style-name="P5"><text:soft-page-break/><text:span text:style-name="T3">En la tabla de Empleados,</text:span><text:span text:style-name="T2">si ponemos la clave primaria como </text:span><text:span text:style-name="T3">autoincrement, podremos</text:span><text:span text:style-name="T2">  poner otra clave alternativa para hacerlo único </text:span><text:span text:style-name="T3">de tipo Unique index U_DNI(dni) 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09:43:38.598000000</meta:creation-date>
    <dc:date>2022-02-12T09:44:06.814000000</dc:date>
    <meta:editing-duration>PT29S</meta:editing-duration>
    <meta:editing-cycles>1</meta:editing-cycles>
    <meta:document-statistic meta:table-count="0" meta:image-count="0" meta:object-count="0" meta:page-count="4" meta:paragraph-count="95" meta:word-count="476" meta:character-count="3730" meta:non-whitespace-character-count="2934"/>
    <meta:generator>LibreOffice/7.2.0.4$Windows_X86_64 LibreOffice_project/9a9c6381e3f7a62afc1329bd359cc48accb6435b</meta:generator>
  </office:meta>
</office:document-meta>
</file>